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8" style:family="text">
      <style:text-properties fo:font-family="Sans" style:text-underline-type="single" style:text-underline-style="solid" fo:color="#0000ff"/>
    </style:style>
    <style:style style:name="p11" style:family="paragraph">
      <style:paragraph-properties fo:margin-top="12pt" fo:margin-bottom="9pt"/>
    </style:style>
    <style:style style:name="c10" style:family="text">
      <style:text-properties fo:font-family="Sans" style:text-underline-type="single" style:text-underline-style="solid" fo:color="#0000ff"/>
    </style:style>
    <style:style style:name="p5" style:family="paragraph">
      <style:paragraph-properties fo:margin-top="9pt" fo:margin-bottom="9pt"/>
    </style:style>
    <style:style style:name="c4" style:family="text">
      <style:text-properties fo:font-weight="bold" fo:font-family="Sans"/>
    </style:style>
    <style:style style:name="c7" style:family="text">
      <style:text-properties fo:font-family="Sans" style:text-underline-type="single" style:text-underline-style="solid" fo:color="#0000ff"/>
    </style:style>
    <style:style style:name="c6" style:family="text">
      <style:text-properties fo:font-family="Sans" style:text-underline-type="single" style:text-underline-style="solid" fo:color="#0000ff"/>
    </style:style>
    <style:style style:name="c0" style:family="text">
      <style:text-properties fo:font-family="Sans"/>
    </style:style>
    <style:style style:name="p3" style:family="paragraph">
      <style:paragraph-properties fo:margin-top="13.5pt" fo:margin-bottom="9pt"/>
    </style:style>
    <style:style style:name="c33" style:family="text">
      <style:text-properties fo:font-family="monospace"/>
    </style:style>
    <style:style style:name="c32" style:family="text">
      <style:text-properties fo:font-weight="bold" fo:font-family="Sans"/>
    </style:style>
    <style:style style:name="p29" style:family="paragraph">
      <style:paragraph-properties/>
    </style:style>
    <style:style style:name="p28" style:family="paragraph">
      <style:paragraph-properties fo:margin-top="9pt" fo:margin-bottom="9pt"/>
    </style:style>
    <style:style style:name="p31" style:family="paragraph">
      <style:paragraph-properties fo:margin-top="9pt" fo:margin-bottom="9pt"/>
    </style:style>
    <style:style style:name="p30" style:family="paragraph">
      <style:paragraph-properties fo:margin-top="0pt" fo:margin-bottom="0pt"/>
    </style:style>
    <style:style style:name="p25" style:family="paragraph">
      <style:paragraph-properties/>
    </style:style>
    <style:style style:name="p24" style:family="paragraph">
      <style:paragraph-properties/>
    </style:style>
    <style:style style:name="p21" style:family="paragraph">
      <style:paragraph-properties/>
    </style:style>
    <text:list-style style:name="L20">
      <text:list-level-style-bullet text:bullet-char="●" text:level="2">
        <style:list-level-properties fo:text-align="start" text:space-before="16mm"/>
      </text:list-level-style-bullet>
    </text:list-style>
    <style:style style:name="p23" style:family="paragraph">
      <style:paragraph-properties/>
    </style:style>
    <style:style style:name="p22" style:family="paragraph">
      <style:paragraph-properties/>
    </style:style>
    <style:style style:name="c19" style:family="text">
      <style:text-properties fo:font-weight="bold" fo:font-family="Sans"/>
    </style:style>
    <style:style style:name="p18" style:family="paragraph">
      <style:paragraph-properties fo:margin-top="9pt" fo:margin-bottom="9pt"/>
    </style:style>
    <style:style style:name="p13" style:family="paragraph">
      <style:paragraph-properties fo:margin-top="10.5pt" fo:margin-bottom="9pt"/>
    </style:style>
    <style:style style:name="c12" style:family="text">
      <style:text-properties fo:font-weight="bold" fo:font-family="Sans"/>
    </style:style>
    <text:list-style style:name="L15">
      <text:list-level-style-bullet text:bullet-char="●" text:level="1">
        <style:list-level-properties fo:text-align="start" text:space-before="8mm"/>
      </text:list-level-style-bullet>
    </text:list-style>
    <style:style style:name="c14" style:family="text">
      <style:text-properties fo:font-weight="bold" fo:font-family="Sans"/>
    </style:style>
    <style:style style:name="c9" style:family="text">
      <style:text-properties fo:font-family="Sans" style:text-underline-type="single" style:text-underline-style="solid" fo:color="#0000ff"/>
    </style:style>
  </office:automatic-styles>
  <office:body>
    <office:text>
      <text:p text:style-name="p3"><text:span text:style-name="c4">Week 7 - Supplementary Materials</text:span></text:p>
      <text:p text:style-name="p5">
        <text:a xlink:href="https://github.com/lawfareblog/hacking-cybersecurity/blob/main/week07/Week_07_Homework.md"><text:span text:style-name="c6">Markdown</text:span></text:a><text:span text:style-name="c0"> | </text:span><text:a xlink:href="https://raw.githubusercontent.com/lawfareblog/hacking-cybersecurity/main/week07/Week_07_Homework.pdf"><text:span text:style-name="c7">PDF</text:span></text:a><text:span text:style-name="c0"> | </text:span><text:a xlink:href="https://raw.githubusercontent.com/lawfareblog/hacking-cybersecurity/main/week07/Week_07_Homework.docx"><text:span text:style-name="c8">MS Word DOCX</text:span></text:a><text:span text:style-name="c0"> | </text:span><text:a xlink:href="https://raw.githubusercontent.com/lawfareblog/hacking-cybersecurity/main/week07/Week_07_Homework.odt"><text:span text:style-name="c9">Libre ODT</text:span></text:a><text:span text:style-name="c0"> | </text:span><text:a xlink:href="https://raw.githubusercontent.com/lawfareblog/hacking-cybersecurity/main/week07/Week_07_Homework.html"><text:span text:style-name="c10">HTML</text:span></text:a></text:p>
      <text:p text:style-name="p11"><text:span text:style-name="c12">Introduction to Encryption</text:span></text:p>
      <text:p text:style-name="p5"><text:span text:style-name="c0">This week we'll be scrambling secret messages and learning the basics of encryption. We walk through the RSA algorithm and generate our own PGP keys to encrypt and sign files.</text:span></text:p>
      <text:p text:style-name="p5"><text:span text:style-name="c0">As promised, we don't make you crunch complex math for this class. The following notes are provided for context and will give you better footing for our conversation around RSA.</text:span></text:p>
      <text:p text:style-name="p13"><text:span text:style-name="c14">Basic Arithmetic Concepts</text:span></text:p>
      <text:list text:style-name="L15">
        <text:list-item>
          <text:p text:style-name="p18"><text:span text:style-name="c19">Factor:</text:span><text:span text:style-name="c0"> x is a factor of y whenever x divides y evenly (i.e., leaves no remainder)</text:span></text:p>
        </text:list-item>
        <text:list-item>
          <text:list text:style-name="L20">
            <text:list-item>
              <text:p text:style-name="p21"><text:span text:style-name="c0">Ex: 3 and 6 are factors of 12 because 12/6 = 2 and 12/3 = 4 -5 and 7 are not factors of 12 because 12/5 and 12/7 have remainders</text:span></text:p>
            </text:list-item>
          </text:list>
        </text:list-item>
        <text:list-item>
          <text:p text:style-name="p18"><text:span text:style-name="c19">Common factor:</text:span><text:span text:style-name="c0"> x and y share a common factor z when z divides both x and y evenly</text:span></text:p>
        </text:list-item>
        <text:list-item>
          <text:list text:style-name="L20">
            <text:list-item>
              <text:p text:style-name="p22"><text:span text:style-name="c0">Ex: 3 and 8 share no common factor other than 1</text:span></text:p>
            </text:list-item>
            <text:list-item>
              <text:p text:style-name="p22"><text:span text:style-name="c0">3 and 6 share a common factor other than 1 (i.e., 3)</text:span></text:p>
            </text:list-item>
          </text:list>
        </text:list-item>
        <text:list-item>
          <text:p text:style-name="p18"><text:span text:style-name="c19">"x mod y":</text:span><text:span text:style-name="c0"> mean "the remainder of x divided by y" </text:span></text:p>
        </text:list-item>
        <text:list-item>
          <text:list text:style-name="L20">
            <text:list-item>
              <text:p text:style-name="p23"><text:span text:style-name="c0">Ex: 12 mod 6 = 0 (12 divided by 6 leaves no remainder)</text:span></text:p>
            </text:list-item>
            <text:list-item>
              <text:p text:style-name="p23"><text:span text:style-name="c0">12 mod 5 = 2 (12 divided by 5 leaves 2 as a remainder)</text:span></text:p>
            </text:list-item>
            <text:list-item>
              <text:p text:style-name="p23"><text:span text:style-name="c0">5 mod 12 = 5</text:span></text:p>
            </text:list-item>
            <text:list-item>
              <text:p text:style-name="p23"><text:span text:style-name="c0">30 mod 29 = 1</text:span></text:p>
            </text:list-item>
            <text:list-item>
              <text:p text:style-name="p23"><text:span text:style-name="c0">30 mod 31 = 30</text:span></text:p>
            </text:list-item>
            <text:list-item>
              <text:p text:style-name="p23"><text:span text:style-name="c19">Note:</text:span><text:span text:style-name="c0"> if y is a factor of x, x mod y = 0</text:span></text:p>
            </text:list-item>
            <text:list-item>
              <text:p text:style-name="p23"><text:span text:style-name="c0">If z is a common factor of x and y, x mod z = 0 and y mod z = 0</text:span></text:p>
            </text:list-item>
          </text:list>
        </text:list-item>
        <text:list-item>
          <text:p text:style-name="p18"><text:span text:style-name="c19">Modulus:</text:span><text:span text:style-name="c0"> the "y" in "x mod y"</text:span></text:p>
        </text:list-item>
        <text:list-item>
          <text:list text:style-name="L20">
            <text:list-item>
              <text:p text:style-name="p24"><text:span text:style-name="c0">Ex: 6 is the modulus in "12 mod 6"</text:span></text:p>
            </text:list-item>
            <text:list-item>
              <text:p text:style-name="p24"><text:span text:style-name="c0">12 is the modulus in "6 mod 12"</text:span></text:p>
            </text:list-item>
          </text:list>
        </text:list-item>
        <text:list-item>
          <text:p text:style-name="p18"><text:span text:style-name="c19">Prime number:</text:span><text:span text:style-name="c0"> A number whose only factors are itself and 1.</text:span></text:p>
        </text:list-item>
        <text:list-item>
          <text:list text:style-name="L20">
            <text:list-item>
              <text:p text:style-name="p25"><text:span text:style-name="c0">Ex: 3, 5, 7, 11, 13, 17 are prime numbers</text:span></text:p>
            </text:list-item>
            <text:list-item>
              <text:p text:style-name="p25"><text:span text:style-name="c0">4, 6, 9, 10, 12, 15 are not prime numbers (they are composite numbers)</text:span></text:p>
            </text:list-item>
          </text:list>
        </text:list-item>
        <text:list-item>
          <text:p text:style-name="p28"><text:span text:style-name="c19">Co-primes:</text:span><text:span text:style-name="c0"> x is the co-prime of y if their only common factor is 1</text:span></text:p>
        </text:list-item>
        <text:list-item>
          <text:list text:style-name="L20">
            <text:list-item>
              <text:p text:style-name="p29"><text:span text:style-name="c0">Ex: 5 and 12 are co-primes because they share no factor other than 1</text:span></text:p>
            </text:list-item>
            <text:list-item>
              <text:p text:style-name="p29"><text:span text:style-name="c0">4 and 10 are not co-primes because they share a common factor (i.e., 2) </text:span></text:p>
            </text:list-item>
          </text:list>
        </text:list-item>
      </text:list>
      <text:p text:style-name="p30"/>
      <text:p text:style-name="p31"><text:span text:style-name="c32">PGP/GPG key generation</text:span></text:p>
      <text:p text:style-name="p5"><text:span text:style-name="c0">PGP is "Pretty Good Encryption", which uses asymmetric encryption (aka a public+private keypair). GPG is GNU Privacy Guard, which is the software that commonly generates PGP keys.</text:span></text:p>
      <text:p text:style-name="p5"><text:span text:style-name="c0">Generate a public/private keypair: </text:span><text:span text:style-name="c33">gpg --full-generate-key</text:span></text:p>
      <text:p text:style-name="p5"><text:span text:style-name="c0">Export the public key from the keyring: </text:span><text:span text:style-name="c33">gpg --output ~/kermit.pub --armor --export kermit@lawfareblog.com</text:span></text:p>
      <text:p text:style-name="p5"><text:span text:style-name="c0">Create a message to encrypt: </text:span><text:span text:style-name="c33">echo "Kermit drinking tea" &gt; ~/message.txt</text:span></text:p>
      <text:p text:style-name="p5"><text:span text:style-name="c0">Encrypt the message with your public key: </text:span><text:span text:style-name="c33">gpg --encrypt --sign --armor -r kermit@lawfareblog.com message.txt</text:span></text:p>
      <text:p text:style-name="p5"><text:span text:style-name="c0">View the encrypted message: </text:span><text:span text:style-name="c33">cat ~/message.txt.asc</text:span></text:p>
      <text:p text:style-name="p5"><text:span text:style-name="c0">Decrypt the message with your private key: </text:span><text:span text:style-name="c33">gpg --decrypt message.txt.asc &gt; message2.txt</text:span><text:span text:style-name="c0"> </text:span></text:p>
    </office:text>
  </office:body>
</office:document-content>
</file>